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DejaVu San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Dat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>
            <text:p>xslt</text:p>
          </table:table-cell>
          <table:table-cell office:value-type="string">
            <text:p>identity</text:p>
          </table:table-cell>
          <table:table-cell office:value-type="string">
            <text:p>stx</text:p>
          </table:table-cell>
          <table:table-cell office:value-type="string">
            <text:p>freetle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537559">
            <text:p>1537559</text:p>
          </table:table-cell>
          <table:table-cell office:value-type="float" office:value="81">
            <text:p>81</text:p>
          </table:table-cell>
          <table:table-cell office:value-type="float" office:value="97">
            <text:p>97</text:p>
          </table:table-cell>
          <table:table-cell office:value-type="float" office:value="362">
            <text:p>362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050059">
            <text:p>2050059</text:p>
          </table:table-cell>
          <table:table-cell office:value-type="float" office:value="98">
            <text:p>98</text:p>
          </table:table-cell>
          <table:table-cell office:value-type="float" office:value="129">
            <text:p>129</text:p>
          </table:table-cell>
          <table:table-cell office:value-type="float" office:value="480">
            <text:p>480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 office:value-type="float" office:value="12500">
            <text:p>12500</text:p>
          </table:table-cell>
          <table:table-cell office:value-type="float" office:value="2562559">
            <text:p>2562559</text:p>
          </table:table-cell>
          <table:table-cell office:value-type="float" office:value="116">
            <text:p>116</text:p>
          </table:table-cell>
          <table:table-cell office:value-type="float" office:value="174">
            <text:p>174</text:p>
          </table:table-cell>
          <table:table-cell office:value-type="float" office:value="599">
            <text:p>599</text:p>
          </table:table-cell>
          <table:table-cell office:value-type="float" office:value="577">
            <text:p>577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3075059">
            <text:p>3075059</text:p>
          </table:table-cell>
          <table:table-cell office:value-type="float" office:value="151">
            <text:p>151</text:p>
          </table:table-cell>
          <table:table-cell office:value-type="float" office:value="206">
            <text:p>206</text:p>
          </table:table-cell>
          <table:table-cell office:value-type="float" office:value="735">
            <text:p>735</text:p>
          </table:table-cell>
          <table:table-cell office:value-type="float" office:value="688">
            <text:p>688</text:p>
          </table:table-cell>
        </table:table-row>
        <table:table-row table:style-name="ro1">
          <table:table-cell office:value-type="float" office:value="17500">
            <text:p>17500</text:p>
          </table:table-cell>
          <table:table-cell office:value-type="float" office:value="3587559">
            <text:p>3587559</text:p>
          </table:table-cell>
          <table:table-cell office:value-type="float" office:value="167">
            <text:p>167</text:p>
          </table:table-cell>
          <table:table-cell office:value-type="float" office:value="237">
            <text:p>237</text:p>
          </table:table-cell>
          <table:table-cell office:value-type="float" office:value="846">
            <text:p>846</text:p>
          </table:table-cell>
          <table:table-cell office:value-type="float" office:value="807">
            <text:p>807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4100059">
            <text:p>4100059</text:p>
          </table:table-cell>
          <table:table-cell office:value-type="float" office:value="199">
            <text:p>199</text:p>
          </table:table-cell>
          <table:table-cell office:value-type="float" office:value="266">
            <text:p>266</text:p>
          </table:table-cell>
          <table:table-cell office:value-type="float" office:value="963">
            <text:p>963</text:p>
          </table:table-cell>
          <table:table-cell office:value-type="float" office:value="918">
            <text:p>918</text:p>
          </table:table-cell>
        </table:table-row>
        <table:table-row table:style-name="ro1">
          <table:table-cell/>
          <table:table-cell office:value-type="string">
            <text:p>Speed (MB/s)</text:p>
          </table:table-cell>
          <table:table-cell table:style-name="ce1" table:formula="of:=SLOPE([.$B2:.$B7];[.C2:.C7])/1024" office:value-type="float" office:value="20.775990387174">
            <text:p>20,775990387174</text:p>
          </table:table-cell>
          <table:table-cell table:style-name="ce1" table:formula="of:=SLOPE([.$B2:.$B7];[.D2:.D7])/1024" office:value-type="float" office:value="14.5142044682814">
            <text:p>14,5142044682814</text:p>
          </table:table-cell>
          <table:table-cell table:style-name="ce1" table:formula="of:=SLOPE([.$B2:.$B7];[.E2:.E7])/1024" office:value-type="float" office:value="4.12996484513142">
            <text:p>4,12996484513142</text:p>
          </table:table-cell>
          <table:table-cell table:style-name="ce1" table:formula="of:=SLOPE([.$B2:.$B7];[.F2:.F7])/1024" office:value-type="float" office:value="4.3773911090768">
            <text:p>4,3773911090768</text:p>
          </table:table-cell>
        </table:table-row>
        <table:table-row table:style-name="ro1">
          <table:table-cell/>
          <table:table-cell office:value-type="string">
            <text:p>Linear coefficient</text:p>
          </table:table-cell>
          <table:table-cell table:formula="of:=CORREL([.$B2:.$B7];[.C2:.C7])" office:value-type="float" office:value="0.993371171565711">
            <text:p>0,993371171565711</text:p>
          </table:table-cell>
          <table:table-cell table:formula="of:=CORREL([.$B2:.$B7];[.D2:.D7])" office:value-type="float" office:value="0.997555674545937">
            <text:p>0,997555674545937</text:p>
          </table:table-cell>
          <table:table-cell table:formula="of:=CORREL([.$B2:.$B7];[.E2:.E7])" office:value-type="float" office:value="0.999709702309517">
            <text:p>0,999709702309517</text:p>
          </table:table-cell>
          <table:table-cell table:formula="of:=CORREL([.$B2:.$B7];[.F2:.F7])" office:value-type="float" office:value="0.999910140388389">
            <text:p>0,999910140388389</text:p>
          </table:table-cell>
        </table:table-row>
      </table:table>
      <table:table table:name="Performance" table:style-name="ta1" table:print="false">
        <table:shapes>
          <draw:frame draw:z-index="0" draw:style-name="gr1" svg:width="13.108cm" svg:height="10.136cm" svg:x="0.303cm" svg:y="0.083cm">
            <draw:object draw:notify-on-update-of-ranges="Data.C1:Data.F1 Data.C8:Data.F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Linearity" table:style-name="ta1" table:print="false">
        <table:table-column table:style-name="co1" table:default-cell-style-name="Default"/>
        <table:table-row table:style-name="ro1">
          <table:table-cell>
            <draw:frame table:end-cell-address="Linearity.H29" table:end-x="1.79cm" table:end-y="0.292cm" draw:z-index="0" draw:style-name="gr1" svg:width="17.596cm" svg:height="12.887cm" svg:x="0cm" svg:y="0.001cm">
              <draw:object draw:notify-on-update-of-ranges="Data.B2:Data.B7 Data.C1:Data.C1 Data.C2:Data.C7 Data.B2:Data.B7 Data.D1:Data.D1 Data.D2:Data.D7 Data.B2:Data.B7 Data.E1:Data.E1 Data.E2:Data.E7 Data.B2:Data.B7 Data.F1:Data.F1 Data.F2:Data.F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8">18/11/2011</text:date>, <text:time>02:3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oline Taillieu</meta:initial-creator>
    <meta:creation-date>2010-12-25T12:00:01</meta:creation-date>
    <dc:date>2011-11-18T02:39:31</dc:date>
    <dc:creator>Caroline Taillieu</dc:creator>
    <meta:editing-duration>PT05H41M38S</meta:editing-duration>
    <meta:editing-cycles>17</meta:editing-cycles>
    <meta:generator>OpenOffice.org/3.2$Linux OpenOffice.org_project/320m12$Build-9483</meta:generator>
    <meta:document-statistic meta:table-count="3" meta:cell-count="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597cm" svg:height="12.888cm" xlink:href=".." chart:class="chart:scatter" chart:style-name="ch1">
        <chart:legend chart:legend-position="end" svg:x="15.696cm" svg:y="5.6cm" chart:style-name="ch2"/>
        <chart:plot-area chart:style-name="ch3" table:cell-range-address="Data.B1:Data.F7" chart:data-source-has-labels="row" svg:x="3.067cm" svg:y="0.704cm" svg:width="14.526cm" svg:height="12.11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C2:Data.C7" chart:label-cell-address="Data.C1:Data.C1" chart:class="chart:scatter">
            <chart:domain table:cell-range-address="Data.B2:Data.B7"/>
            <chart:data-point chart:repeated="6"/>
          </chart:series>
          <chart:series chart:style-name="ch7" chart:values-cell-range-address="Data.D2:Data.D7" chart:label-cell-address="Data.D1:Data.D1" chart:class="chart:scatter">
            <chart:data-point chart:repeated="6"/>
          </chart:series>
          <chart:series chart:style-name="ch8" chart:values-cell-range-address="Data.E2:Data.E7" chart:label-cell-address="Data.E1:Data.E1" chart:class="chart:scatter">
            <chart:data-point chart:repeated="6"/>
          </chart:series>
          <chart:series chart:style-name="ch9" chart:values-cell-range-address="Data.F2:Data.F7" chart:label-cell-address="Data.F1:Data.F1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 text:id="Data.C1:Data.C1">xslt</text:p>
              </table:table-cell>
              <table:table-cell office:value-type="string">
                <text:p text:id="Data.D1:Data.D1">identity</text:p>
              </table:table-cell>
              <table:table-cell office:value-type="string">
                <text:p text:id="Data.E1:Data.E1">stx</text:p>
              </table:table-cell>
              <table:table-cell office:value-type="string">
                <text:p text:id="Data.F1:Data.F1">freet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37559">
                <text:p text:id="Data.B2:Data.B7">1537559</text:p>
              </table:table-cell>
              <table:table-cell office:value-type="float" office:value="81">
                <text:p text:id="Data.C2:Data.C7">81</text:p>
              </table:table-cell>
              <table:table-cell office:value-type="float" office:value="97">
                <text:p text:id="Data.D2:Data.D7">97</text:p>
              </table:table-cell>
              <table:table-cell office:value-type="float" office:value="362">
                <text:p text:id="Data.E2:Data.E7">362</text:p>
              </table:table-cell>
              <table:table-cell office:value-type="float" office:value="350">
                <text:p text:id="Data.F2:Data.F7">35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50059">
                <text:p>2050059</text:p>
              </table:table-cell>
              <table:table-cell office:value-type="float" office:value="98">
                <text:p>98</text:p>
              </table:table-cell>
              <table:table-cell office:value-type="float" office:value="129">
                <text:p>129</text:p>
              </table:table-cell>
              <table:table-cell office:value-type="float" office:value="480">
                <text:p>48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2559">
                <text:p>2562559</text:p>
              </table:table-cell>
              <table:table-cell office:value-type="float" office:value="116">
                <text:p>116</text:p>
              </table:table-cell>
              <table:table-cell office:value-type="float" office:value="174">
                <text:p>174</text:p>
              </table:table-cell>
              <table:table-cell office:value-type="float" office:value="599">
                <text:p>599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75059">
                <text:p>3075059</text:p>
              </table:table-cell>
              <table:table-cell office:value-type="float" office:value="151">
                <text:p>151</text:p>
              </table:table-cell>
              <table:table-cell office:value-type="float" office:value="206">
                <text:p>206</text:p>
              </table:table-cell>
              <table:table-cell office:value-type="float" office:value="735">
                <text:p>735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87559">
                <text:p>3587559</text:p>
              </table:table-cell>
              <table:table-cell office:value-type="float" office:value="167">
                <text:p>167</text:p>
              </table:table-cell>
              <table:table-cell office:value-type="float" office:value="237">
                <text:p>237</text:p>
              </table:table-cell>
              <table:table-cell office:value-type="float" office:value="846">
                <text:p>846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00059">
                <text:p>4100059</text:p>
              </table:table-cell>
              <table:table-cell office:value-type="float" office:value="199">
                <text:p>199</text:p>
              </table:table-cell>
              <table:table-cell office:value-type="float" office:value="266">
                <text:p>266</text:p>
              </table:table-cell>
              <table:table-cell office:value-type="float" office:value="963">
                <text:p>963</text:p>
              </table:table-cell>
              <table:table-cell office:value-type="float" office:value="918">
                <text:p>9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solid-type="cylinder" chart:vertical="true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olid-type="cylinder"/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109cm" svg:height="10.137cm" xlink:href=".." chart:class="chart:bar" chart:style-name="ch1">
        <chart:plot-area chart:style-name="ch2" table:cell-range-address="Data.C1:Data.F1 Data.C8:Data.F8" chart:data-source-has-labels="row" svg:x="1.529cm" svg:y="0.146cm" svg:width="9.738cm" svg:height="8.80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Data.C1:Data.F1"/>
          </chart:axis>
          <chart:axis chart:dimension="y" chart:name="primary-y" chart:style-name="ch4">
            <chart:title svg:x="6.499cm" svg:y="9.156cm" chart:style-name="ch5">
              <text:p>MB per seconds</text:p>
            </chart:title>
            <chart:grid chart:style-name="ch6" chart:class="major"/>
          </chart:axis>
          <chart:axis chart:dimension="z" chart:name="primary-z" chart:style-name="ch3"/>
          <chart:series chart:style-name="ch7" chart:values-cell-range-address="Data.C8:Data.F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C1:Data.F1">xslt</text:p>
              </table:table-cell>
              <table:table-cell office:value-type="string">
                <text:p>identity</text:p>
              </table:table-cell>
              <table:table-cell office:value-type="string">
                <text:p>stx</text:p>
              </table:table-cell>
              <table:table-cell office:value-type="string">
                <text:p>freetle</text:p>
              </table:table-cell>
            </table:table-row>
          </table:table-header-rows>
          <table:table-rows>
            <table:table-row>
              <table:table-cell office:value-type="string">
                <text:p text:id="">Ligne 8</text:p>
              </table:table-cell>
              <table:table-cell office:value-type="float" office:value="20.775990387174">
                <text:p text:id="Data.C8:Data.F8">20.775990387174</text:p>
              </table:table-cell>
              <table:table-cell office:value-type="float" office:value="14.5142044682814">
                <text:p>14.5142044682814</text:p>
              </table:table-cell>
              <table:table-cell office:value-type="float" office:value="4.12996484513142">
                <text:p>4.12996484513142</text:p>
              </table:table-cell>
              <table:table-cell office:value-type="float" office:value="4.3773911090768">
                <text:p>4.37739110907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